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textarea-horizontal-align="justify" draw:textarea-vertical-align="middle" draw:auto-grow-height="false" fo:min-height="1.02cm" fo:min-width="5.8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5.85cm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2.041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5cm" svg:height="1.27cm" svg:x="16.24cm" svg:y="2.27cm">
          <text:p text:style-name="P1">Stage1入门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35cm" svg:height="1.27cm" svg:x="8.62cm" svg:y="4.81cm">
          <text:p text:style-name="P1">0X0B函数调用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35cm" svg:height="1.27cm" svg:x="8.62cm" svg:y="7.35cm">
          <text:p text:style-name="P1">0X0C函数定义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9.415cm" svg:y1="3.54cm" svg:x2="11.795cm" svg:y2="4.81cm" draw:start-shape="id1" draw:start-glue-point="2" draw:end-shape="id2" draw:end-glue-point="0" svg:d="M19415 3540v635h-7620v635" svg:viewBox="0 0 7621 1271">
          <text:p/>
        </draw:connector>
        <draw:connector draw:style-name="gr2" draw:text-style-name="P1" xml:id="id8" draw:id="id8" draw:layer="layout" svg:x1="11.795cm" svg:y1="6.08cm" svg:x2="11.795cm" svg:y2="7.35cm" draw:start-shape="id2" draw:start-glue-point="2" draw:end-shape="id3" draw:end-glue-point="0" svg:d="M11795 6080v1270" svg:viewBox="0 0 1 1271">
          <text:p/>
        </draw:connector>
        <draw:custom-shape draw:style-name="gr3" draw:text-style-name="P1" xml:id="id4" draw:id="id4" draw:layer="layout" svg:width="6.35cm" svg:height="1.143cm" svg:x="1cm" svg:y="7.35cm">
          <text:p text:style-name="P1">0X0D数学库函数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6.35cm" svg:height="1.27cm" svg:x="23.86cm" svg:y="7.35cm">
          <text:p text:style-name="P1">0X10逻辑运算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.35cm" svg:height="1.27cm" svg:x="1cm" svg:y="9.89cm">
          <text:p text:style-name="P1">0X0E中学算术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175cm" svg:y1="8.493cm" svg:x2="4.175cm" svg:y2="9.89cm" draw:start-shape="id4" draw:start-glue-point="2" draw:end-shape="id5" draw:end-glue-point="0" svg:d="M4175 8493v1397" svg:viewBox="0 0 1 1398">
          <text:p/>
        </draw:connector>
        <draw:custom-shape draw:style-name="gr1" draw:text-style-name="P1" xml:id="id9" draw:id="id9" draw:layer="layout" svg:width="6.35cm" svg:height="1.27cm" svg:x="8.62cm" svg:y="9.89cm">
          <text:p text:style-name="P1">0X11更复杂的函数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6.35cm" svg:height="1.27cm" svg:x="8.747cm" svg:y="17.51cm">
          <text:p text:style-name="P1">0X13变量与值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6.35cm" svg:height="1.27cm" svg:x="16.24cm" svg:y="7.35cm">
          <text:p text:style-name="P1">0X12字符串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6.35cm" svg:height="1.27cm" svg:x="18.907cm" svg:y="17.51cm">
          <text:p text:style-name="P1">0X0F比较数值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6.35cm" svg:height="1.27cm" svg:x="23.86cm" svg:y="4.81cm">
          <text:p text:style-name="P1">0X0F比较数值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9.415cm" svg:y1="3.54cm" svg:x2="27.035cm" svg:y2="4.81cm" draw:start-shape="id1" draw:start-glue-point="2" draw:end-shape="id6" draw:end-glue-point="0" svg:d="M19415 3540v635h7620v635" svg:viewBox="0 0 7621 1271">
          <text:p/>
        </draw:connector>
        <draw:connector draw:style-name="gr2" draw:text-style-name="P1" draw:layer="layout" svg:x1="27.035cm" svg:y1="6.08cm" svg:x2="27.035cm" svg:y2="7.35cm" draw:start-shape="id6" draw:start-glue-point="2" draw:end-shape="id7" draw:end-glue-point="0" svg:d="M27035 6080v1270" svg:viewBox="0 0 1 1271">
          <text:p/>
        </draw:connector>
        <draw:connector draw:style-name="gr2" draw:text-style-name="P1" draw:layer="layout" svg:x1="11.795cm" svg:y1="6.715cm" svg:x2="4.175cm" svg:y2="7.35cm" draw:start-shape="id8" draw:start-glue-point="0" draw:end-shape="id4" draw:end-glue-point="0" svg:d="M11795 6715h-7620v635" svg:viewBox="0 0 7621 636">
          <text:p/>
        </draw:connector>
        <draw:connector draw:style-name="gr2" draw:text-style-name="P1" draw:layer="layout" svg:x1="11.795cm" svg:y1="8.62cm" svg:x2="11.795cm" svg:y2="9.89cm" draw:start-shape="id3" draw:start-glue-point="2" draw:end-shape="id9" draw:end-glue-point="0" svg:d="M11795 8620v1270" svg:viewBox="0 0 1 1271">
          <text:p/>
        </draw:connector>
        <draw:connector draw:style-name="gr2" draw:text-style-name="P1" draw:layer="layout" svg:x1="11.795cm" svg:y1="6.08cm" svg:x2="19.415cm" svg:y2="7.35cm" draw:start-shape="id2" draw:start-glue-point="2" draw:end-shape="id10" draw:end-glue-point="0" svg:d="M11795 6080v635h7620v635" svg:viewBox="0 0 7621 1271">
          <text:p/>
        </draw:connector>
        <draw:custom-shape draw:style-name="gr4" draw:text-style-name="P1" xml:id="id11" draw:id="id11" draw:layer="layout" svg:width="2.54cm" svg:height="1.524cm" draw:transform="rotate (-1.5707963267949) translate (12.684cm 13.7cm)">
          <text:p text:style-name="P1">并且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12" draw:id="id12" draw:layer="layout" svg:width="2.54cm" svg:height="1.524cm" draw:transform="rotate (-1.5707963267949) translate (22.844cm 13.701cm)">
          <text:p text:style-name="P1">并且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line-skew="-0.381cm" svg:x1="11.795cm" svg:y1="11.16cm" svg:x2="11.16cm" svg:y2="14.97cm" draw:start-shape="id9" draw:start-glue-point="2" draw:end-shape="id11" draw:end-glue-point="2" svg:d="M11795 11160v889h-1137v2921h502" svg:viewBox="0 0 1138 3811">
          <text:p/>
        </draw:connector>
        <draw:connector draw:style-name="gr2" draw:text-style-name="P1" draw:layer="layout" draw:line-skew="1.27cm" svg:x1="19.415cm" svg:y1="8.62cm" svg:x2="11.922cm" svg:y2="13.7cm" draw:start-shape="id10" draw:start-glue-point="2" draw:end-shape="id11" draw:end-glue-point="3" svg:d="M19415 8620v3810h-7493v1270" svg:viewBox="0 0 7494 5081">
          <text:p/>
        </draw:connector>
        <draw:connector draw:style-name="gr2" draw:text-style-name="P1" draw:layer="layout" svg:x1="19.415cm" svg:y1="8.62cm" svg:x2="21.32cm" svg:y2="14.971cm" draw:start-shape="id10" draw:start-glue-point="2" draw:end-shape="id12" draw:end-glue-point="2" svg:d="M19415 8620v6351h1905" svg:viewBox="0 0 1906 6352">
          <text:p/>
        </draw:connector>
        <draw:connector draw:style-name="gr5" draw:text-style-name="P2" draw:layer="layout" draw:type="curve" svg:x1="11.922cm" svg:y1="13.7cm" svg:x2="27.035cm" svg:y2="8.62cm" draw:start-shape="id11" draw:start-glue-point="3" draw:end-shape="id7" draw:end-glue-point="2" svg:d="M11922 13700c0-3810 15113-1270 15113-5080" svg:viewBox="0 0 15114 5081">
          <text:p/>
        </draw:connector>
        <draw:connector draw:style-name="gr5" draw:text-style-name="P2" draw:layer="layout" draw:type="curve" svg:x1="27.035cm" svg:y1="8.62cm" svg:x2="22.844cm" svg:y2="14.971cm" draw:start-shape="id7" draw:start-glue-point="2" draw:end-shape="id12" draw:end-glue-point="0" svg:d="M27035 8620c0 4234-1397 6351-4191 6351" svg:viewBox="0 0 4192 6352">
          <text:p/>
        </draw:connector>
        <draw:connector draw:style-name="gr2" draw:text-style-name="P1" draw:layer="layout" svg:x1="11.922cm" svg:y1="16.24cm" svg:x2="11.922cm" svg:y2="17.51cm" draw:start-shape="id11" draw:start-glue-point="1" draw:end-shape="id13" draw:end-glue-point="0" svg:d="M11922 16240v1270" svg:viewBox="0 0 1 1271">
          <text:p/>
        </draw:connector>
        <draw:connector draw:style-name="gr2" draw:text-style-name="P1" draw:layer="layout" svg:x1="22.082cm" svg:y1="16.241cm" svg:x2="22.082cm" svg:y2="17.51cm" draw:start-shape="id12" draw:start-glue-point="1" draw:end-shape="id14" draw:end-glue-point="0" svg:d="M22082 16241v1269" svg:viewBox="0 0 1 1270">
          <text:p/>
        </draw:connector>
        <draw:custom-shape draw:style-name="gr1" draw:text-style-name="P1" xml:id="id15" draw:id="id15" draw:layer="layout" svg:width="6.35cm" svg:height="1.27cm" svg:x="8.747cm" svg:y="20.05cm">
          <text:p text:style-name="P1">0X15类型转换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922cm" svg:y1="18.78cm" svg:x2="11.922cm" svg:y2="20.05cm" draw:start-shape="id13" draw:start-glue-point="2" draw:end-shape="id15" draw:end-glue-point="0" svg:d="M11922 18780v1270" svg:viewBox="0 0 1 1271">
          <text:p/>
        </draw:connector>
        <draw:custom-shape draw:style-name="gr1" draw:text-style-name="P1" xml:id="id16" draw:id="id16" draw:layer="layout" svg:width="6.35cm" svg:height="1.27cm" svg:x="1cm" svg:y="22.59cm">
          <text:p text:style-name="P1">Stage3字符串处理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922cm" svg:y1="21.32cm" svg:x2="4.175cm" svg:y2="22.59cm" draw:start-shape="id15" draw:start-glue-point="2" draw:end-shape="id16" draw:end-glue-point="0" svg:d="M11922 21320v635h-7747v635" svg:viewBox="0 0 7748 1271">
          <text:p/>
        </draw:connector>
        <draw:custom-shape draw:style-name="gr1" draw:text-style-name="P1" xml:id="id17" draw:id="id17" draw:layer="layout" svg:width="6.35cm" svg:height="1.27cm" svg:x="8.747cm" svg:y="22.59cm">
          <text:p text:style-name="P1">Stage4理解函数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6.35cm" svg:height="1.27cm" svg:x="16.24cm" svg:y="22.59cm">
          <text:p text:style-name="P1">Stage5表结构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922cm" svg:y1="21.32cm" svg:x2="11.922cm" svg:y2="22.59cm" draw:start-shape="id15" draw:start-glue-point="2" draw:end-shape="id17" draw:end-glue-point="0" svg:d="M11922 21320v1270" svg:viewBox="0 0 1 1271">
          <text:p/>
        </draw:connector>
        <draw:connector draw:style-name="gr2" draw:text-style-name="P1" draw:layer="layout" svg:x1="11.922cm" svg:y1="21.32cm" svg:x2="19.415cm" svg:y2="22.59cm" draw:start-shape="id15" draw:start-glue-point="2" draw:end-shape="id18" draw:end-glue-point="0" svg:d="M11922 21320v635h7493v635" svg:viewBox="0 0 7494 1271">
          <text:p/>
        </draw:connector>
        <draw:custom-shape draw:style-name="gr1" draw:text-style-name="P1" xml:id="id19" draw:id="id19" draw:layer="layout" svg:width="6.35cm" svg:height="1.27cm" svg:x="18.907cm" svg:y="20.05cm">
          <text:p text:style-name="P1">0X10逻辑运算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2.082cm" svg:y1="18.78cm" svg:x2="22.082cm" svg:y2="20.05cm" draw:start-shape="id14" draw:start-glue-point="2" draw:end-shape="id19" draw:end-glue-point="0" svg:d="M22082 18780v1270" svg:viewBox="0 0 1 1271">
          <text:p/>
        </draw:connector>
        <draw:custom-shape draw:style-name="gr1" draw:text-style-name="P1" xml:id="id20" draw:id="id20" draw:layer="layout" svg:width="6.35cm" svg:height="1.27cm" svg:x="23.987cm" svg:y="22.59cm">
          <text:p text:style-name="P1">Stage6流程控制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2.082cm" svg:y1="21.32cm" svg:x2="27.162cm" svg:y2="22.59cm" draw:start-shape="id19" draw:start-glue-point="2" draw:end-shape="id20" draw:end-glue-point="0" svg:d="M22082 21320v635h5080v635" svg:viewBox="0 0 5081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.995cm" fo:page-height="26.08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08:03:05.382530152</meta:creation-date>
    <dc:date>2017-10-20T13:48:50.766581156</dc:date>
    <meta:editing-duration>PT41M51S</meta:editing-duration>
    <meta:editing-cycles>16</meta:editing-cycles>
    <meta:generator>LibreOffice/5.1.6.2$Linux_X86_64 LibreOffice_project/10m0$Build-2</meta:generator>
    <meta:document-statistic meta:object-count="40"/>
  </office:meta>
</office:document-meta>
</file>